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fc0" officeooo:paragraph-rsid="001f5f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fds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7T14:25:05.956000000</meta:creation-date>
    <dc:date>2022-09-07T14:25:16.285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4.0.3$Windows_X86_64 LibreOffice_project/f85e47c08ddd19c015c0114a68350214f7066f5a</meta:generator>
  </office:meta>
</office:document-meta>
</file>